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Long_20_Dash" svg:stroke-linecap="butt" draw:textarea-vertical-align="top" draw:auto-grow-height="false" fo:min-height="6.79cm" fo:min-width="20.64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2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85cm" fo:min-width="3.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85cm" fo:min-width="3.4cm" loext:decorative="false"/>
      <style:paragraph-properties style:writing-mode="lr-tb"/>
    </style:style>
    <style:style style:name="gr5" style:family="graphic" style:parent-style-name="objectwithoutfill">
      <style:graphic-properties draw:stroke="solid" draw:stroke-dash="Long_20_Dash" svg:stroke-linecap="butt" draw:textarea-vertical-align="top" draw:auto-grow-height="false" fo:min-height="6.248cm" fo:min-width="20.698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3" draw:marker-end-width="0.3cm" draw:fill="none" draw:textarea-vertical-align="middle" loext:decorative="false"/>
      <style:paragraph-properties style:writing-mode="lr-tb"/>
    </style:style>
    <style:style style:name="gr8" style:family="graphic" style:parent-style-name="objectwithoutfill">
      <style:graphic-properties draw:stroke="solid" draw:stroke-dash="Long_20_Dash" svg:stroke-linecap="butt" draw:textarea-vertical-align="top" draw:auto-grow-height="false" fo:min-height="19.293cm" fo:min-width="4.644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9" draw:marker-end-width="0.3cm" draw:fill="none" draw:textarea-vertical-align="middle" loext:decorative="false"/>
      <style:paragraph-properties style:writing-mode="lr-tb"/>
    </style:style>
    <style:style style:name="gr11" style:family="graphic" style:parent-style-name="objectwithoutfill">
      <style:graphic-properties draw:marker-end="Arrowheads_20_10" draw:marker-end-width="0.3cm" draw:fill="none" draw:textarea-vertical-align="middle" loext:decorative="false"/>
      <style:paragraph-properties style:writing-mode="lr-tb"/>
    </style:style>
    <style:style style:name="gr12" style:family="graphic" style:parent-style-name="objectwithoutfill">
      <style:graphic-properties draw:marker-end="Arrowheads_20_12" draw:marker-end-width="0.3cm" draw:fill="none" draw:textarea-vertical-align="bottom" loext:decorative="false"/>
      <style:paragraph-properties style:writing-mode="lr-tb"/>
    </style:style>
    <style:style style:name="gr13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2.05cm" fo:min-width="7.901cm" loext:decorative="false"/>
      <style:paragraph-properties style:writing-mode="lr-tb"/>
    </style:style>
    <style:style style:name="gr16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26" draw:marker-end-width="0.3cm" draw:fill="none" draw:textarea-vertical-align="middle" loext:decorative="false"/>
      <style:paragraph-properties style:writing-mode="lr-tb"/>
    </style:style>
    <style:style style:name="gr23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tyle="italic" style:font-style-asian="italic" style:font-style-complex="italic"/>
    </style:style>
    <style:style style:name="P2" style:family="paragraph">
      <style:paragraph-properties fo:text-align="center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9cm" svg:height="7.8cm" svg:x="0.5cm" svg:y="12.9cm">
          <draw:glue-point draw:id="4" svg:x="1.343cm" svg:y="4.807cm"/>
          <text:p text:style-name="P1"><text:span text:style-name="T1">Oracle program (Web Assembly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" draw:id="id6" draw:layer="layout" svg:width="5cm" svg:height="5cm" svg:x="11.8cm" svg:y="15.4cm">
          <text:p text:style-name="P3"><text:span text:style-name="T2">More data</text:span></text:p>
          <text:p text:style-name="P3"><text:span text:style-name="T2">needed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3" xml:id="id4" draw:id="id4" draw:layer="layout" svg:width="4cm" svg:height="2.1cm" svg:x="17.7cm" svg:y="14.05cm">
          <text:p text:style-name="P3"><text:span text:style-name="T2">Read values</text:span><text:span text:style-name="T2"><text:line-break/></text:span><text:span text:style-name="T3">from contex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4cm" svg:height="2.1cm" svg:x="6.2cm" svg:y="16.85cm">
          <text:p text:style-name="P3"><text:span text:style-name="T2">Schedule</text:span><text:span text:style-name="T2"><text:line-break/></text:span><text:span text:style-name="T2">data reques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cm" svg:height="5cm" svg:x="0.7cm" svg:y="2.35cm">
          <text:p text:style-name="P3"><text:span text:style-name="T2">Data requests</text:span></text:p>
          <text:p text:style-name="P3"><text:span text:style-name="T2">schedu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2" draw:id="id2" draw:layer="layout" svg:width="3.9cm" svg:height="2.1cm" svg:x="12.65cm" svg:y="3.8cm">
          <text:p text:style-name="P3"><text:span text:style-name="T2">Extract values</text:span></text:p>
          <text:p text:style-name="P3"><text:span text:style-name="T3">to contex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1.9cm" svg:height="7.2cm" svg:x="0.4cm" svg:y="0.6cm">
          <draw:glue-point draw:id="4" svg:x="1.343cm" svg:y="4.807cm"/>
          <text:p text:style-name="P1"><text:span text:style-name="T1">Gora host nod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" draw:id="id1" draw:layer="layout" svg:width="3.9cm" svg:height="2.1cm" svg:x="7.4cm" svg:y="3.8cm">
          <text:p text:style-name="P3"><text:span text:style-name="T2">Request data</text:span></text:p>
          <text:p text:style-name="P3"><text:span text:style-name="T3">via HTTP(S)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11.3cm" svg:y1="4.85cm" svg:x2="12.65cm" svg:y2="4.85cm" draw:start-shape="id1" draw:start-glue-point="1" draw:end-shape="id2" draw:end-glue-point="3" svg:d="M11300 4850h1350" svg:viewBox="0 0 1351 1">
          <text:p/>
        </draw:connector>
        <draw:connector draw:style-name="gr7" draw:text-style-name="P4" draw:layer="layout" draw:type="line" svg:x1="5.7cm" svg:y1="4.85cm" svg:x2="7.4cm" svg:y2="4.85cm" draw:start-shape="id3" draw:start-glue-point="7" draw:end-shape="id1" draw:end-glue-point="3" svg:d="M5700 4850h1700" svg:viewBox="0 0 1701 1">
          <text:p text:style-name="P5">Yes</text:p>
          <text:p text:style-name="P5"/>
        </draw:connector>
        <draw:custom-shape draw:style-name="gr4" draw:text-style-name="P3" xml:id="id12" draw:id="id12" draw:layer="layout" svg:width="3.9cm" svg:height="2.1cm" svg:x="17.7cm" svg:y="1.3cm">
          <text:p text:style-name="P3"><text:span text:style-name="T2">Vote with result</text:span></text:p>
          <text:p text:style-name="P3"><text:span text:style-name="T3">from contex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7cm" svg:height="20.099cm" svg:x="23.4cm" svg:y="0.601cm">
          <draw:glue-point draw:id="4" svg:x="1.343cm" svg:y="4.807cm"/>
          <text:p text:style-name="P1"><text:span text:style-name="T1">Executor oracl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line" svg:x1="19.7cm" svg:y1="16.15cm" svg:x2="19.7cm" svg:y2="17.05cm" draw:start-shape="id4" draw:start-glue-point="2" draw:end-shape="id5" draw:end-glue-point="0" svg:d="M19700 16150v900" svg:viewBox="0 0 1 901">
          <text:p/>
        </draw:connector>
        <draw:connector draw:style-name="gr10" draw:text-style-name="P4" draw:layer="layout" draw:type="line" svg:x1="17.75cm" svg:y1="17.9cm" svg:x2="16.8cm" svg:y2="17.9cm" draw:end-shape="id6" draw:end-glue-point="7" svg:d="M17750 17900h-950" svg:viewBox="0 0 951 1">
          <text:p text:style-name="P5"/>
        </draw:connector>
        <draw:connector draw:style-name="gr11" draw:text-style-name="P4" draw:layer="layout" draw:type="line" svg:x1="11.8cm" svg:y1="17.9cm" svg:x2="10.2cm" svg:y2="17.9cm" draw:start-shape="id6" draw:start-glue-point="5" draw:end-shape="id7" svg:d="M11800 17900h-1600" svg:viewBox="0 0 1601 1">
          <text:p text:style-name="P5">Yes</text:p>
          <text:p text:style-name="P6"/>
        </draw:connector>
        <draw:custom-shape draw:style-name="gr3" draw:text-style-name="P3" xml:id="id10" draw:id="id10" draw:layer="layout" svg:width="4cm" svg:height="2.1cm" svg:x="1.2cm" svg:y="14.35cm">
          <text:p text:style-name="P3"><text:span text:style-name="T2">Exit program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4.3cm" svg:y1="15.4cm" svg:x2="10.2cm" svg:y2="15.4cm" draw:start-shape="id6" draw:start-glue-point="4" draw:end-shape="id8" draw:end-glue-point="1" svg:d="M14300 15400h-4100" svg:viewBox="0 0 4101 1">
          <text:p text:style-name="P7">No</text:p>
        </draw:connector>
        <draw:custom-shape draw:style-name="gr4" draw:text-style-name="P3" xml:id="id9" draw:id="id9" draw:layer="layout" svg:width="3.9cm" svg:height="2.1cm" svg:x="17.7cm" svg:y="3.8cm">
          <text:p text:style-name="P3"><text:span text:style-name="T2">Start program</text:span>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type="line" svg:x1="19.65cm" svg:y1="5.9cm" svg:x2="19.7cm" svg:y2="14.05cm" draw:start-shape="id9" draw:start-glue-point="2" draw:end-shape="id4" draw:end-glue-point="0" svg:d="M19650 5900l50 8150" svg:viewBox="0 0 51 8151">
          <text:p/>
        </draw:connector>
        <draw:custom-shape draw:style-name="gr3" draw:text-style-name="P3" xml:id="id8" draw:id="id8" draw:layer="layout" svg:width="4cm" svg:height="2.1cm" svg:x="6.2cm" svg:y="14.35cm">
          <text:p text:style-name="P3"><text:span text:style-name="T2">Store result</text:span></text:p>
          <text:p text:style-name="P3"><text:span text:style-name="T3">in context</text:span></text:p>
          <draw:enhanced-geometry svg:viewBox="0 0 21600 21600" draw:type="rectangle" draw:enhanced-path="M 0 0 L 21600 0 21600 21600 0 21600 0 0 Z N"/>
        </draw:custom-shape>
        <draw:connector draw:style-name="gr14" draw:text-style-name="P4" draw:layer="layout" draw:type="line" svg:x1="3.2cm" svg:y1="14.35cm" svg:x2="3.2cm" svg:y2="7.35cm" draw:start-shape="id10" draw:start-glue-point="0" draw:end-shape="id3" draw:end-glue-point="6" svg:d="M3200 14350v-7000" svg:viewBox="0 0 1 7001">
          <text:p/>
        </draw:connector>
        <draw:custom-shape draw:style-name="gr15" draw:text-style-name="P1" draw:layer="layout" svg:width="8.4cm" svg:height="4.6cm" svg:x="7.5cm" svg:y="8cm">
          <text:p text:style-name="P5"><text:span text:style-name="T4">Context</text:span><text:span text:style-name="T1"><text:line-break/></text:span><text:span text:style-name="T1">Shared temporary storage</text:span></text:p>
          <draw:enhanced-geometry svg:viewBox="0 0 21600 21600" draw:text-areas="0 ?f0 21600 ?f4" draw:type="up-down-arrow-callout" draw:modifiers="5400 5500 2700 8100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onnector draw:style-name="gr16" draw:text-style-name="P4" draw:layer="layout" draw:type="line" svg:x1="6.2cm" svg:y1="15.4cm" svg:x2="5.2cm" svg:y2="15.4cm" draw:start-shape="id8" draw:start-glue-point="3" draw:end-shape="id10" draw:end-glue-point="1" svg:d="M6200 15400h-1000" svg:viewBox="0 0 1001 1">
          <text:p/>
        </draw:connector>
        <draw:connector draw:style-name="gr17" draw:text-style-name="P4" draw:layer="layout" svg:x1="6.2cm" svg:y1="17.9cm" svg:x2="3.2cm" svg:y2="16.45cm" draw:start-shape="id7" draw:start-glue-point="3" draw:end-shape="id10" draw:end-glue-point="2" svg:d="M6200 17900h-3000v-1450" svg:viewBox="0 0 3001 1451">
          <text:p/>
        </draw:connector>
        <draw:custom-shape draw:style-name="gr3" draw:text-style-name="P3" xml:id="id5" draw:id="id5" draw:layer="layout" svg:width="4cm" svg:height="2.1cm" svg:x="17.7cm" svg:y="17.05cm">
          <text:p text:style-name="P3"><text:span text:style-name="T2">Process values</text:span><text:span text:style-name="T2"><text:line-break/></text:span><text:span text:style-name="T3">in arbitrary way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1" draw:id="id11" draw:layer="layout" svg:width="3.9cm" svg:height="2.1cm" svg:x="24.351cm" svg:y="2.8cm">
          <text:p text:style-name="P3"><text:span text:style-name="T2">Receive request</text:span></text:p>
          <text:p text:style-name="P3"><text:span text:style-name="T3">from ASO</text:span></text:p>
          <draw:enhanced-geometry svg:viewBox="0 0 21600 21600" draw:type="rectangle" draw:enhanced-path="M 0 0 L 21600 0 21600 21600 0 21600 0 0 Z N"/>
        </draw:custom-shape>
        <draw:connector draw:style-name="gr18" draw:text-style-name="P4" draw:layer="layout" draw:line-skew="-0.25cm" svg:x1="24.351cm" svg:y1="3.85cm" svg:x2="21.6cm" svg:y2="4.85cm" draw:start-shape="id11" draw:end-shape="id9" draw:end-glue-point="1" svg:d="M24351 3850h-1625v1000h-1126" svg:viewBox="0 0 2752 1001">
          <text:p/>
        </draw:connector>
        <draw:custom-shape draw:style-name="gr4" draw:text-style-name="P3" xml:id="id13" draw:id="id13" draw:layer="layout" svg:width="3.9cm" svg:height="2.1cm" svg:x="24.351cm" svg:y="6cm">
          <text:p text:style-name="P3"><text:span text:style-name="T2">Receive votes</text:span></text:p>
          <draw:enhanced-geometry svg:viewBox="0 0 21600 21600" draw:type="rectangle" draw:enhanced-path="M 0 0 L 21600 0 21600 21600 0 21600 0 0 Z N"/>
        </draw:custom-shape>
        <draw:connector draw:style-name="gr19" draw:text-style-name="P4" draw:layer="layout" draw:line-skew="0.024cm" svg:x1="21.6cm" svg:y1="2.35cm" svg:x2="24.351cm" svg:y2="7.05cm" draw:start-shape="id12" draw:start-glue-point="1" draw:end-shape="id13" draw:end-glue-point="3" svg:d="M21600 2350h1400v4700h1351" svg:viewBox="0 0 2752 4701">
          <text:p/>
        </draw:connector>
        <draw:custom-shape draw:style-name="gr2" draw:text-style-name="P3" xml:id="id14" draw:id="id14" draw:layer="layout" svg:width="5cm" svg:height="5cm" svg:x="23.801cm" svg:y="9.351cm">
          <text:p text:style-name="P3"><text:span text:style-name="T2">Consensus</text:span><text:span text:style-name="T2"><text:line-break/></text:span><text:span text:style-name="T2">reach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4" draw:layer="layout" draw:type="line" svg:x1="26.301cm" svg:y1="8.1cm" svg:x2="26.301cm" svg:y2="9.351cm" draw:start-shape="id13" draw:start-glue-point="2" draw:end-shape="id14" draw:end-glue-point="4" svg:d="M26301 8100v1251" svg:viewBox="0 0 1 1252">
          <text:p/>
        </draw:connector>
        <draw:connector draw:style-name="gr21" draw:text-style-name="P4" draw:layer="layout" draw:type="line" svg:x1="16.55cm" svg:y1="4.85cm" svg:x2="17.7cm" svg:y2="4.85cm" draw:start-shape="id2" draw:start-glue-point="1" draw:end-shape="id9" draw:end-glue-point="3" svg:d="M16550 4850h1150" svg:viewBox="0 0 1151 1">
          <text:p/>
        </draw:connector>
        <draw:connector draw:style-name="gr22" draw:text-style-name="P4" draw:layer="layout" draw:type="line" svg:x1="3.2cm" svg:y1="2.35cm" svg:x2="17.7cm" svg:y2="2.35cm" draw:start-shape="id3" draw:start-glue-point="4" draw:end-shape="id12" svg:d="M3200 2350h14500" svg:viewBox="0 0 14501 1">
          <text:p text:style-name="P6">No</text:p>
          <text:p text:style-name="P6"/>
        </draw:connector>
        <draw:custom-shape draw:style-name="gr4" draw:text-style-name="P3" xml:id="id15" draw:id="id15" draw:layer="layout" svg:width="3.9cm" svg:height="2.1cm" svg:x="24.351cm" svg:y="15.7cm">
          <text:p text:style-name="P3"><text:span text:style-name="T2">Forward result</text:span><text:span text:style-name="T2"><text:line-break/></text:span><text:span text:style-name="T5">to ASO</text:span></text:p>
          <draw:enhanced-geometry svg:viewBox="0 0 21600 21600" draw:type="rectangle" draw:enhanced-path="M 0 0 L 21600 0 21600 21600 0 21600 0 0 Z N"/>
        </draw:custom-shape>
        <draw:connector draw:style-name="gr23" draw:text-style-name="P4" draw:layer="layout" draw:type="line" svg:x1="26.301cm" svg:y1="14.351cm" svg:x2="26.301cm" svg:y2="15.7cm" draw:start-shape="id14" draw:start-glue-point="6" draw:end-shape="id15" svg:d="M26301 14351v1349" svg:viewBox="0 0 1 135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3cm" svg:stroke-color="#0c5431" draw:marker-start-width="0.245cm" draw:marker-start-center="false" draw:marker-end-width="0.245cm" draw:marker-end-center="false" draw:fill="solid" draw:fill-color="#e9f5ef" loext:fill-use-slide-background="false" draw:textarea-horizontal-align="justify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01:34:05.228682595</meta:creation-date>
    <dc:date>2025-02-27T03:19:41.005310474</dc:date>
    <meta:editing-duration>P3DT8H19M9S</meta:editing-duration>
    <meta:editing-cycles>50</meta:editing-cycles>
    <meta:generator>LibreOffice/7.6.4.1$Linux_X86_64 LibreOffice_project/60$Build-1</meta:generator>
    <meta:document-statistic meta:object-count="35"/>
  </office:meta>
</office:document-meta>
</file>